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choolbell" svg:font-family="Schoolbell" style:font-family-generic="system" style:font-pitch="variable" svg:panose-1="2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Schoolbell" fo:font-weight="bold" style:font-weight-asian="bold" style:font-weight-complex="bold" fo:font-size="28pt" style:font-size-asian="28pt" style:font-size-complex="28pt"/>
    </style:style>
    <style:style style:name="P2" style:parent-style-name="Standard" style:family="paragraph">
      <style:paragraph-properties fo:text-align="center"/>
      <style:text-properties style:font-name="Schoolbell" fo:font-weight="bold" style:font-weight-asian="bold" style:font-weight-complex="bold" fo:font-size="28pt" style:font-size-asian="28pt" style:font-size-complex="28pt"/>
    </style:style>
  </office:automatic-styles>
  <office:body>
    <office:text text:use-soft-page-breaks="true">
      <text:p text:style-name="P1">Aus meinem Handabdruck wird ein Blatt</text:p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choolbell" svg:font-family="Schoolbell" style:font-family-generic="system" style:font-pitch="variable" svg:panose-1="2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indergarten</meta:initial-creator>
    <dc:creator>Kindergarten</dc:creator>
    <meta:creation-date>2023-11-08T05:17:00Z</meta:creation-date>
    <dc:date>2023-11-08T05:17:00Z</dc:date>
    <meta:print-date>2023-11-07T14:41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5" meta:character-count="38" meta:row-count="1" meta:non-whitespace-character-count="34"/>
  </office:meta>
</office:document-meta>
</file>